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9.5cm" fo:min-width="3.75cm" loext:decorative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9.5cm" fo:min-width="1.125cm" loext:decorative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cm" fo:min-width="18.5cm" loext:decorative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2.226cm" fo:min-width="2.152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solid" svg:stroke-width="0.1cm" svg:stroke-color="#ffd7d7" draw:marker-start-width="0.35cm" draw:marker-end-width="0.35cm" draw:fill="solid" draw:fill-color="#ffd7d7" loext:fill-use-slide-background="false" draw:textarea-horizontal-align="justify" draw:textarea-vertical-align="middle" draw:auto-grow-height="false" fo:min-height="12.9cm" fo:min-width="6.468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solid" svg:stroke-width="0.1cm" svg:stroke-color="#ffd7d7" draw:marker-start-width="0.35cm" draw:marker-end-width="0.35cm" draw:fill="solid" draw:fill-color="#ffd7d7" loext:fill-use-slide-background="false" draw:textarea-horizontal-align="justify" draw:textarea-vertical-align="middle" draw:auto-grow-height="false" fo:min-height="2.264cm" fo:min-width="19.9cm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048cm" fo:min-width="2.152cm" loext:decorative="false"/>
    </style:style>
    <style:style style:name="gr9" style:family="graphic" style:parent-style-name="standard">
      <style:graphic-properties draw:stroke="solid" svg:stroke-width="0.1cm" svg:stroke-color="#ffd7d7" draw:marker-start-width="0.35cm" draw:marker-end-width="0.35cm" draw:fill="solid" draw:fill-color="#ffd7d7" loext:fill-use-slide-background="false" draw:textarea-horizontal-align="justify" draw:textarea-vertical-align="middle" draw:auto-grow-height="false" fo:min-height="3.23cm" fo:min-width="8.641cm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solid" svg:stroke-width="0.1cm" svg:stroke-color="#ffd7d7" draw:marker-start-width="0.35cm" draw:marker-end-width="0.35cm" draw:fill="solid" draw:fill-color="#ffd7d7" loext:fill-use-slide-background="false" draw:textarea-horizontal-align="justify" draw:textarea-vertical-align="middle" draw:auto-grow-height="false" fo:min-height="13.07cm" fo:min-width="2.635cm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color="#f7d1d5" draw:fill="solid" draw:fill-color="#f7d1d5" draw:textarea-horizontal-align="justify" draw:textarea-vertical-align="middle" draw:auto-grow-height="false" fo:min-height="6cm" fo:min-width="14.223cm" loext:decorative="false"/>
    </style:style>
    <style:style style:name="gr12" style:family="graphic" style:parent-style-name="standard">
      <style:graphic-properties svg:stroke-color="#f7d1d5" draw:fill="solid" draw:fill-color="#f7d1d5" draw:textarea-horizontal-align="justify" draw:textarea-vertical-align="middle" draw:auto-grow-height="false" fo:min-height="6cm" fo:min-width="14.8cm" loext:decorative="false"/>
    </style:style>
    <style:style style:name="gr13" style:family="graphic" style:parent-style-name="standard">
      <style:graphic-properties svg:stroke-color="#f7d1d5" draw:fill="solid" draw:fill-color="#f7d1d5" draw:textarea-horizontal-align="justify" draw:textarea-vertical-align="middle" draw:auto-grow-height="false" fo:min-height="4.17cm" fo:min-width="4.132cm" loext:decorative="fals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2.756cm" fo:min-width="6.572cm" loext:decorative="false"/>
    </style:style>
    <style:style style:name="gr15" style:family="graphic" style:parent-style-name="standard">
      <style:graphic-properties draw:stroke="none" svg:stroke-color="#e8a202" draw:fill-color="#e8a202" draw:textarea-horizontal-align="justify" draw:textarea-vertical-align="middle" draw:auto-grow-height="false" fo:min-height="20.75cm" fo:min-width="20.5cm" loext:decorative="false"/>
    </style:style>
    <style:style style:name="gr16" style:family="graphic" style:parent-style-name="standard">
      <style:graphic-properties draw:stroke="none" draw:fill-color="#492300" draw:textarea-horizontal-align="justify" draw:textarea-vertical-align="middle" draw:auto-grow-height="false" fo:min-height="6.556cm" fo:min-width="10cm" loext:decorative="fals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10.358cm" fo:min-width="10.462cm" loext:decorative="false"/>
    </style:style>
    <style:style style:name="gr18" style:family="graphic">
      <style:graphic-properties loext:decorative="false"/>
    </style:style>
    <style:style style:name="gr19" style:family="graphic" style:parent-style-name="objectwithoutfill">
      <style:graphic-properties svg:stroke-width="0.91cm" svg:stroke-color="#000000" draw:marker-start-width="1.57cm" draw:marker-end-width="1.57cm" draw:fill="none" draw:textarea-vertical-align="middle" fo:padding-top="0.579cm" fo:padding-bottom="0.579cm" fo:padding-left="0.704cm" fo:padding-right="0.704cm" loext:decorative="fals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4.25cm" fo:min-width="15.75cm" loext:decorative="false"/>
    </style:style>
    <style:style style:name="gr21" style:family="graphic" style:parent-style-name="standard">
      <style:graphic-properties draw:stroke="none" draw:textarea-horizontal-align="justify" draw:textarea-vertical-align="middle" draw:auto-grow-height="false" fo:min-height="14.95cm" fo:min-width="6.942cm" loext:decorative="false"/>
    </style:style>
    <style:style style:name="gr22" style:family="graphic" style:parent-style-name="standard">
      <style:graphic-properties draw:stroke="none" draw:textarea-horizontal-align="justify" draw:textarea-vertical-align="middle" draw:auto-grow-height="false" fo:min-height="14.95cm" fo:min-width="18.75cm" loext:decorative="false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1.964cm" fo:min-width="2.10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7d7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7d1d5"/>
      <style:paragraph-properties fo:text-align="center"/>
    </style:style>
    <style:style style:name="P5" style:family="paragraph">
      <loext:graphic-properties draw:fill-color="#e8a202"/>
      <style:paragraph-properties fo:text-align="center"/>
    </style:style>
    <style:style style:name="P6" style:family="paragraph">
      <loext:graphic-properties draw:fill-color="#492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25cm" svg:height="9.75cm" svg:x="8.37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5cm" svg:height="9.75cm" svg:x="8.375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25cm" svg:height="9.75cm" svg:x="10.975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1.25cm" svg:x="1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5cm" svg:height="3.5cm" svg:x="8.5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terminado">
        <draw:g draw:style-name="gr5">
          <draw:custom-shape draw:style-name="gr6" draw:text-style-name="P2" draw:layer="layout" svg:width="7.068cm" svg:height="13.25cm" svg:x="6.966cm" svg:y="3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20.5cm" svg:height="2.614cm" svg:x="0.25cm" svg:y="3.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3" draw:layer="layout" svg:width="3.75cm" svg:height="3.25cm" svg:x="8.62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Predeterminado">
        <draw:g draw:style-name="gr5">
          <draw:custom-shape draw:style-name="gr9" draw:text-style-name="P2" draw:layer="layout" svg:width="9.241cm" svg:height="3.58cm" svg:x="5.875cm" svg:y="2.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35cm" svg:height="13.42cm" svg:x="5.875cm" svg:y="6.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35cm" svg:height="13.42cm" svg:x="11.89cm" svg:y="6.3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Predeterminado">
        <draw:custom-shape draw:style-name="gr11" draw:text-style-name="P4" draw:layer="layout" svg:width="15.3cm" svg:height="6.014cm" draw:transform="skewX (-0.275587488889905) rotate (-0.275587488889905) translate (2.25cm 5.58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5.3cm" svg:height="6.25cm" svg:x="2.2cm" svg:y="9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.55cm" svg:height="6.25cm" svg:x="14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0cm" svg:height="4.25cm" svg:x="0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Predeterminado">
        <draw:custom-shape draw:style-name="gr15" draw:text-style-name="P5" draw:layer="layout" svg:width="21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1cm" svg:height="21cm" svg:x="0cm" svg:y="0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6" draw:style-name="dp1" draw:master-page-name="Predeterminado">
        <draw:custom-shape draw:style-name="gr17" draw:text-style-name="P1" draw:layer="layout" svg:width="15.5cm" svg:height="15cm" svg:x="2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8">
          <draw:line draw:style-name="gr19" draw:text-style-name="P7" draw:layer="layout" svg:x1="9.55cm" svg:y1="10.5cm" svg:x2="8.05cm" svg:y2="9.75cm">
            <text:p/>
          </draw:line>
          <draw:line draw:style-name="gr19" draw:text-style-name="P7" draw:layer="layout" svg:x1="4.55cm" svg:y1="9.5cm" svg:x2="8.3cm" svg:y2="9.75cm">
            <text:p/>
          </draw:line>
          <draw:line draw:style-name="gr19" draw:text-style-name="P7" draw:layer="layout" svg:x1="4.75cm" svg:y1="9.5cm" svg:x2="3.75cm" svg:y2="10.25cm">
            <text:p/>
          </draw:line>
        </draw:g>
        <draw:g draw:style-name="gr18">
          <draw:line draw:style-name="gr19" draw:text-style-name="P7" draw:layer="layout" svg:x1="11.15cm" svg:y1="10.5cm" svg:x2="12.65cm" svg:y2="9.75cm">
            <text:p/>
          </draw:line>
          <draw:line draw:style-name="gr19" draw:text-style-name="P7" draw:layer="layout" svg:x1="16.15cm" svg:y1="9.5cm" svg:x2="12.4cm" svg:y2="9.75cm">
            <text:p/>
          </draw:line>
          <draw:line draw:style-name="gr19" draw:text-style-name="P7" draw:layer="layout" svg:x1="15.95cm" svg:y1="9.5cm" svg:x2="16.95cm" svg:y2="10.25cm">
            <text:p/>
          </draw:line>
        </draw:g>
      </draw:page>
      <draw:page draw:name="page7" draw:style-name="dp1" draw:master-page-name="Predeterminado">
        <draw:custom-shape draw:style-name="gr17" draw:text-style-name="P1" draw:layer="layout" svg:width="15.5cm" svg:height="15cm" svg:x="2.75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6.25cm" svg:height="14.5cm" svg:x="2.3cm" svg:y="4.2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  <draw:page draw:name="page8" draw:style-name="dp1" draw:master-page-name="Predeterminado">
        <draw:custom-shape draw:style-name="gr21" draw:text-style-name="P1" draw:layer="layout" svg:width="7.442cm" svg:height="15.2cm" svg:x="0.75cm" svg:y="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442cm" svg:height="15.2cm" svg:x="12.658cm" svg:y="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9.25cm" svg:height="15.2cm" svg:x="0.75cm" svg:y="-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4.65cm" svg:height="3.95cm" svg:x="8.1cm" svg:y="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4:11:03.704353996</meta:creation-date>
    <dc:date>2025-07-14T15:24:39.081930412</dc:date>
    <meta:editing-duration>PT27M50S</meta:editing-duration>
    <meta:editing-cycles>13</meta:editing-cycles>
    <meta:generator>LibreOffice/24.2.7.2$Linux_X86_64 LibreOffice_project/420$Build-2</meta:generator>
    <meta:document-statistic meta:object-count="34"/>
  </office:meta>
</office:document-meta>
</file>